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c3f2" officeooo:paragraph-rsid="000bc3f2" style:font-size-asian="16pt" style:font-size-complex="16pt"/>
    </style:style>
    <style:style style:name="P2" style:family="paragraph" style:parent-style-name="Standard">
      <style:text-properties fo:font-size="16pt" officeooo:rsid="000bc3f2" officeooo:paragraph-rsid="000f318f" style:font-size-asian="16pt" style:font-size-complex="16pt"/>
    </style:style>
    <style:style style:name="P3" style:family="paragraph" style:parent-style-name="Standard">
      <style:text-properties fo:font-size="16pt" officeooo:rsid="000bc3f2" officeooo:paragraph-rsid="000d5606" style:font-size-asian="16pt" style:font-size-complex="16pt"/>
    </style:style>
    <style:style style:name="P4" style:family="paragraph" style:parent-style-name="Standard">
      <style:text-properties fo:font-size="16pt" officeooo:rsid="000bc3f2" officeooo:paragraph-rsid="000c22f5" style:font-size-asian="16pt" style:font-size-complex="16pt"/>
    </style:style>
    <style:style style:name="P5" style:family="paragraph" style:parent-style-name="Standard">
      <style:text-properties fo:font-size="16pt" officeooo:rsid="000bc3f2" officeooo:paragraph-rsid="00103263" style:font-size-asian="16pt" style:font-size-complex="16pt"/>
    </style:style>
    <style:style style:name="P6" style:family="paragraph" style:parent-style-name="Standard">
      <style:text-properties fo:font-size="16pt" officeooo:rsid="000c22f5" officeooo:paragraph-rsid="000c22f5" style:font-size-asian="16pt" style:font-size-complex="16pt"/>
    </style:style>
    <style:style style:name="T1" style:family="text">
      <style:text-properties officeooo:rsid="000c22f5"/>
    </style:style>
    <style:style style:name="T2" style:family="text">
      <style:text-properties officeooo:rsid="000d5606"/>
    </style:style>
    <style:style style:name="T3" style:family="text">
      <style:text-properties style:text-position="sub 58%" officeooo:rsid="000d5606"/>
    </style:style>
    <style:style style:name="T4" style:family="text">
      <style:text-properties style:text-position="sub 58%" officeooo:rsid="000f318f"/>
    </style:style>
    <style:style style:name="T5" style:family="text">
      <style:text-properties style:text-position="0% 100%" officeooo:rsid="000d5606"/>
    </style:style>
    <style:style style:name="T6" style:family="text">
      <style:text-properties style:text-position="0% 100%" officeooo:rsid="000f31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zzle to CNF:</text:p>
      <text:p text:style-name="P5"><text:tab/><text:span text:style-name="T2">n^3 variables.</text:span></text:p>
      <text:p text:style-name="P5"><text:span text:style-name="T2"><text:tab/><text:tab/>x</text:span><text:span text:style-name="T3">i, j, k</text:span><text:span text:style-name="T5">, row i, column j, number k</text:span><text:span text:style-name="T6">.</text:span></text:p>
      <text:p text:style-name="P2"><text:span text:style-name="T6"><text:tab/><text:tab/><text:tab/>k from 0 to n-1 instead of from 1 to n</text:span><text:span text:style-name="T2">.</text:span></text:p>
      <text:p text:style-name="P5"><text:span text:style-name="T2"><text:tab/>Encode variables.</text:span></text:p>
      <text:p text:style-name="P5"><text:span text:style-name="T2"><text:tab/><text:tab/>x</text:span><text:span text:style-name="T3">i, j, k</text:span><text:span text:style-name="T5"> encode </text:span><text:span text:style-name="T6">in</text:span><text:span text:style-name="T5">to ((i * n) + j) * n + k.</text:span></text:p>
      <text:p text:style-name="P3"><text:span text:style-name="T5"><text:tab/></text:span><text:span text:style-name="T6">E</text:span><text:span text:style-name="T5">ach tile </text:span><text:span text:style-name="T6">only have 1 number (x</text:span><text:span text:style-name="T4">i, j, 0</text:span><text:span text:style-name="T6"> ~ x</text:span><text:span text:style-name="T4">i, j, k</text:span><text:span text:style-name="T6"> should have exactly one 1).</text:span></text:p>
      <text:p text:style-name="P3"><text:span text:style-name="T6"><text:tab/><text:tab/>(x</text:span><text:span text:style-name="T4">i, j, 0</text:span><text:span text:style-name="T6"> + x</text:span><text:span text:style-name="T4">i, j, 1</text:span><text:span text:style-name="T6"> + … + x</text:span><text:span text:style-name="T4">i, j, n – 1</text:span><text:span text:style-name="T6">)</text:span></text:p>
      <text:p text:style-name="P3"><text:span text:style-name="T6"><text:tab/><text:tab/>(~x</text:span><text:span text:style-name="T4">i, j, k1</text:span><text:span text:style-name="T6"> + ~x</text:span><text:span text:style-name="T4">i, j, k2</text:span><text:span text:style-name="T6">), 0 &lt;= k1, k2 &lt;= n – 1 and k1 != k2</text:span></text:p>
      <text:p text:style-name="P3"><text:span text:style-name="T6"><text:tab/>Each number occurs only once in each row.</text:span></text:p>
      <text:p text:style-name="P2"><text:span text:style-name="T6"><text:tab/>Each number occurs only once in each column.</text:span></text:p>
      <text:p text:style-name="P2"><text:span text:style-name="T6"><text:tab/>Each number occurs only once in each block.</text:span></text:p>
      <text:p text:style-name="P1"/>
      <text:p text:style-name="P1">Run Minisat:</text:p>
      <text:p text:style-name="P4"><text:tab/><text:span text:style-name="T1">fork, execl, wait.</text:span></text:p>
      <text:p text:style-name="P4"/>
      <text:p text:style-name="P6">Assignment to puzzle:</text:p>
      <text:p text:style-name="P6"><text:tab/>If a variable is been set. Decode it and fill the number to the 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8:38:52.602980437</meta:creation-date>
    <meta:generator>LibreOffice/5.1.4.2$Linux_X86_64 LibreOffice_project/10m0$Build-2</meta:generator>
    <dc:date>2016-10-25T19:28:56.449852456</dc:date>
    <meta:editing-duration>PT50S</meta:editing-duration>
    <meta:editing-cycles>2</meta:editing-cycles>
    <meta:document-statistic meta:table-count="0" meta:image-count="0" meta:object-count="0" meta:page-count="1" meta:paragraph-count="16" meta:word-count="138" meta:character-count="608" meta:non-whitespace-character-count="465"/>
  </office:meta>
</office:document-meta>
</file>